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70"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71"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2"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3"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5"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7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7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7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79"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0"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81"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82"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83"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84"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85"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86"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87"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88"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89"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90"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91"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92"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93"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94"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95"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96"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97"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98"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99"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00"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01"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02"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03"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04"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05"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06"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07"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officeooo:rsid="005549b4" style:font-size-asian="12pt" style:font-size-complex="12pt"/>
    </style:style>
    <style:style style:name="T38" style:family="text">
      <style:text-properties fo:font-size="12pt" style:text-underline-style="solid" style:text-underline-width="auto" style:text-underline-color="font-color" style:font-size-asian="12pt" style:font-size-complex="12pt"/>
    </style:style>
    <style:style style:name="T3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5549b4" style:font-size-asian="12pt" style:font-weight-asian="normal" style:font-size-complex="12pt" style:font-weight-complex="normal"/>
    </style:style>
    <style:style style:name="T42" style:family="text">
      <style:text-properties fo:font-size="12pt"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80">M → M+</text:p>
      <text:p text:style-name="P80">M’ → M’2+</text:p>
      <text:p text:style-name="P81"><text:span text:style-name="T24">تمرین: واکنش‌پذیری عنصر‌های دارای اعداد اتمی ۱۱، ۱۲ و ۱۳ را مقایسه کنید: </text:span><text:span text:style-name="T13">ـــــ &lt; ـــــ &lt; ـــــ</text:span></text:p>
      <text:p text:style-name="P81"><text:span text:style-name="T13">ت</text:span><text:span text:style-name="T12">ذکر مهم: واکنش‌پذیری عنصر‌های واسطه، در مواردی </text:span><text:span text:style-name="T14">از نظام گفته شده، پیروی نمی‌کند.</text:span></text:p>
      <text:p text:style-name="P82">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83"><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84"><text:span text:style-name="T15">واکنش‌پذیری*: </text:span><text:span text:style-name="T16">ـــــ &lt; ـــــ &lt; ـــــ</text:span></text:p>
      <text:p text:style-name="P84"><text:span text:style-name="T16">د</text:span><text:span text:style-name="T15">ر تولید لامپ چراغ‌های جلو خودرو از </text:span><text:span text:style-name="T16">ـــــ </text:span><text:span text:style-name="T15">استفاده می‌شود.</text:span></text:p>
      <text:p text:style-name="P85"><text:span text:style-name="T15">ت) با افزایش شعاع، خاصیت نافلزی </text:span><text:span text:style-name="T16">ـــــ </text:span><text:span text:style-name="T15">می‌شود.</text:span></text:p>
      <text:p text:style-name="P85"><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86"><text:span text:style-name="T21">پ</text:span><text:span text:style-name="T20">رسش مهم</text:span><text:span text:style-name="T15">: کدام هالوژن، در دمای ۴۰۰ درجه سانتی‌گراد با H2 واکنش می‌دهد؟</text:span></text:p>
      <text:p text:style-name="P86"><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86"><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86"><text:span text:style-name="T15">واکنش‌دهند و </text:span><text:span text:style-name="T16">ـــــ </text:span><text:span text:style-name="T15">تولید کنند. مثال:</text:span></text:p>
      <text:p text:style-name="P87"><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88"><text:span text:style-name="T15">۳) نقطه جوش هالوژن‌ها: </text:span><text:span text:style-name="T16">ـــــ &lt; ـــــ &lt; ـــــ &lt; ـــــ</text:span></text:p>
      <text:p text:style-name="P89"><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90"><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90"><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90"><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90"><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90"><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90"><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90"><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5">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01"><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102"><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103"><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104"><text:span text:style-name="T20">اغلب عناصر واسطه، دو ویژگی دارند: ترکیبات </text:span><text:span text:style-name="T22">ـــــ </text:span><text:span text:style-name="T20">و ظرفیت‌های </text:span><text:span text:style-name="T22">ـــــ</text:span></text:p>
      <text:p text:style-name="P104"><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6">« آرایش الکترونی فلز‌های واسطه »</text:p>
      <text:p text:style-name="P105"><text:span text:style-name="T20">زیر لایه </text:span><text:span text:style-name="T22">ـــــ </text:span><text:span text:style-name="T20">در آن‌ها در حال پر شدن است:</text:span></text:p>
      <text:p text:style-name="P105"><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105"><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91"><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67">«نکاتی درباره عناصر واسطه تناوب ۴»</text:p>
      <text:p text:style-name="P106"><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06"><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06"><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06"><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106"><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07"><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07"><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07"><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92"><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93"><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94"><text:span text:style-name="T15">پرتو‌های خورشیدی، از روی ورقه طلا، </text:span><text:span text:style-name="T19">ـــــ </text:span><text:span text:style-name="T15">زیادی دارند.</text:span></text:p>
      <text:p text:style-name="P94"><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94"><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94"><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68">«عنصر‌ها به چه شکلی در طبیعت یافت می‌شوند؟»</text:p>
      <text:p text:style-name="P94"><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94"><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94"><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94"><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95"><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69">«حالت آزاد»</text:p>
      <text:p text:style-name="P96"><text:span text:style-name="T15">در یک عنصر یعنی، اتم‌های آن با اتمی </text:span><text:span text:style-name="T19">ـــــ</text:span></text:p>
      <text:p text:style-name="P96"><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96"><text:span text:style-name="T20">پرسش – </text:span><text:span text:style-name="T15">چند مورد، حالت آزاد هیدروژن است؟</text:span></text:p>
      <text:p text:style-name="P41">۱)<text:tab/>H<text:tab/>۲)H-Cl<text:tab/>۳) H-H</text:p>
      <text:p text:style-name="P97"><text:span text:style-name="T20">روش شناسایی کاتیون‌های آهن ( واکنش‌ها، موازنه شوند. ) </text:span><text:span text:style-name="T15">( کاوش کنید ۱ صفحه ۱۹ )</text:span></text:p>
      <text:p text:style-name="P96"><text:span text:style-name="T15">ج) آزمایش ۱ صفحه ۱۹ ( شناسایی Fe^{2+} ) به کمک یون </text:span><text:span text:style-name="T19">ـــــ</text:span></text:p>
      <text:p text:style-name="P42">(aq)+ <text:s text:c="2"/>(aq) → <text:s text:c="2"/>(s)+ <text:s text:c="2"/>(aq)</text:p>
      <text:p text:style-name="P96"><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96"><text:span text:style-name="T15">پ) آزمایش ۲ صفحه ۱۹ ( شناسایی Fe^{3+} ) به کمک یون </text:span><text:span text:style-name="T19">ـــــ</text:span></text:p>
      <text:p text:style-name="P98"><text:span text:style-name="T19">(</text:span><text:span text:style-name="T15">aq)+ <text:s text:c="3"/>(aq) → <text:s text:c="2"/>(s)+ <text:s text:c="3"/>(aq)</text:span></text:p>
      <text:p text:style-name="P96"><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96"><text:span text:style-name="T15">تذکر: روش شناسایی یک ذره، باید </text:span><text:span text:style-name="T19">ـــــ </text:span><text:span text:style-name="T15">«ویژه» و مشخص، ایجاد کند، به شکلی که؛</text:span></text:p>
      <text:p text:style-name="P96"><text:span text:style-name="T15">یون مورد نظر/یون شناساگر، فقط با یون مورد نظر/یون شناساگر، آن </text:span><text:span text:style-name="T19">ـــــ </text:span><text:span text:style-name="T15">را ایجاد کند.</text:span></text:p>
      <text:p text:style-name="P96"><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96"><text:span text:style-name="T15">نکته ۲: در واکنش جابه‌جایی دوگانه، ظرفیت هر ذره، در دو طرف واکنش یکسان </text:span><text:span text:style-name="T19">ـــــ</text:span></text:p>
      <text:p text:style-name="P96"><text:span text:style-name="T15">آزمایش ۳ صفحه ۱۹: </text:span><text:span text:style-name="T19">( </text:span><text:span text:style-name="T15">واکنش‌ها موازنه شوند. ) ابتدا، میخ زنگ‌زده را در محلول Hcl وارد می‌کنیم:</text:span></text:p>
      <text:p text:style-name="P98"><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98"><text:span text:style-name="T15">پ) ____ (aq) + <text:s text:c="2"/>NaOH(aq) → </text:span><text:span text:style-name="T19">ـــــ </text:span><text:span text:style-name="T15">(s) + </text:span><text:span text:style-name="T19">ـــــ </text:span><text:span text:style-name="T15">(aq)</text:span></text:p>
      <text:p text:style-name="P96"><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96"><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96"><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96"><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99"><text:span text:style-name="T15">نتیجه: </text:span><text:span text:style-name="T19">ـــــ </text:span><text:span text:style-name="T15">از </text:span><text:span text:style-name="T19">ـــــ </text:span><text:span text:style-name="T15">واکنش‌پذیر‌تر است.</text:span></text:p>
      <text:p text:style-name="P99"><text:span text:style-name="T15">نکته ۳: در واکنش جابه‌جایی یگانه، حتماً در واکنش، بار </text:span><text:span text:style-name="T19">ـــــ </text:span><text:span text:style-name="T15">ذره تغییر می‌کند.</text:span></text:p>
      <text:p text:style-name="P99"><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99"><text:span text:style-name="T15">خوب است بدانیم:</text:span></text:p>
      <text:p text:style-name="P100"><text:span text:style-name="T15">Fe + HCl → </text:span><text:span text:style-name="T19">ـــــ </text:span><text:span text:style-name="T15">+ H_2<text:tab/>/<text:tab/>Fe+Cl_2 → </text:span><text:span text:style-name="T19">ـــــ</text:span></text:p>
      <text:p text:style-name="P33"/>
      <text:p text:style-name="P70">«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71">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72">«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71">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38">۶۰</text:span><text:span text:style-name="T35"> واتی را حدود </text:span><text:span text:style-name="T38">۲۵</text:span><text:span text:style-name="T35"> ساعت روشن نگه داشت. در استخراج </text:span><text:span text:style-name="T38">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73"><text:span text:style-name="T35">NEW</text:span></text:p>
      <text:p text:style-name="P74"><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38">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38">سازگار‌تر با محیط زیست</text:span><text:span text:style-name="T35"> حرکت کنند، و رفتار و عمل‌کرد خود را در مسیر رسیدن به </text:span><text:span text:style-name="T39">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75"><text:span text:style-name="T35">نفت</text:span></text:p>
      <text:p text:style-name="P61"><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1"><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38">مواد</text:span><text:span text:style-name="T35"> و </text:span><text:span text:style-name="T38">کالاها</text:span><text:span text:style-name="T35">»</text:span></text:p>
      <text:p text:style-name="P61"><text:span text:style-name="T35">مصرف روزانه نفت خام ( ۸۰،۰۰۰،۰۰۰ بشکه )</text:span></text:p>
      <text:p text:style-name="P61"><text:span text:style-name="T35">نیمی: سوخت </text:span><text:span text:style-name="T36">ـــــ ـــــ </text:span><text:span text:style-name="T35">( حدود ٪ </text:span><text:span text:style-name="T36">ـــــ </text:span><text:span text:style-name="T35">)</text:span></text:p>
      <text:p text:style-name="P61"><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1"><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1"><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1"><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1"><text:span text:style-name="T35">ب) آرایش الکترون نکته‌ای اتم کربن:</text:span></text:p>
      <text:p text:style-name="P61"><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1"><text:span text:style-name="T36">م</text:span><text:span text:style-name="T35">ثال) تشکیل متان ( CH_4 ):</text:span></text:p>
      <text:p text:style-name="P61"><text:span text:style-name="T35"/></text:p>
      <text:p text:style-name="P62"><text:span text:style-name="T35">تمرین: آرایش الکترون نقطه‌ای اتم‌های زیر را رسم کنید:</text:span></text:p>
      <text:p text:style-name="P63"><text:span text:style-name="T35">الف) بیشترین تعداد الکترون لایه ظرفیت، مربوط به کدام گروه است؟ گروه </text:span><text:span text:style-name="T36">ـــــ </text:span><text:span text:style-name="T35">( </text:span><text:span text:style-name="T36">ـــــ </text:span><text:span text:style-name="T35">الکترون ظرفیتی )</text:span></text:p>
      <text:p text:style-name="P63"><text:span text:style-name="T35">ب) بیشترین تعداد الکترون منفرد ( تکی ) مربوط به کدام گروه است؟</text:span></text:p>
      <text:p text:style-name="P63"><text:span text:style-name="T35">گروه </text:span><text:span text:style-name="T36">ـــــ </text:span><text:span text:style-name="T35">( </text:span><text:span text:style-name="T36">ـــــ </text:span><text:span text:style-name="T35">تک الکترون)</text:span></text:p>
      <text:p text:style-name="P63"><text:span text:style-name="T35">پ) ظرفیت عناصر کدام گروه، بیشتر است؟ چرا؟</text:span></text:p>
      <text:p text:style-name="P63"><text:span text:style-name="T35">گروه </text:span><text:span text:style-name="T36">ـــــ </text:span><text:span text:style-name="T35">( ظرفیت </text:span><text:span text:style-name="T36">ـــــ </text:span><text:span text:style-name="T35">) ← ظرفیت اصلی گروه</text:span></text:p>
      <text:p text:style-name="P63"><text:span text:style-name="T35">مشاهده</text:span></text:p>
      <text:p text:style-name="P63"><text:span text:style-name="T35">A) اتم </text:span><text:span text:style-name="T36">ـــــ </text:span><text:span text:style-name="T35">و</text:span><text:span text:style-name="T36">ـــــ </text:span><text:span text:style-name="T35">می‌توانند بیش از سایر فلز‌ها پیوند اشتراکی ایجاد کنند.. ( با ظرفیت اصلی خود )</text:span></text:p>
      <text:p text:style-name="P63"><text:span text:style-name="T35">B) اتم </text:span><text:span text:style-name="T36">ـــــ </text:span><text:span text:style-name="T35">( و البته </text:span><text:span text:style-name="T36">ـــــ </text:span><text:span text:style-name="T35">، </text:span><text:span text:style-name="T36">ـــــ </text:span><text:span text:style-name="T35">و </text:span><text:span text:style-name="T36">ـــــ </text:span><text:span text:style-name="T35">) می‌توانند پیوند‌های دوگانه و اتم‌های </text:span><text:span text:style-name="T36">ـــــ </text:span><text:span text:style-name="T35">، </text:span><text:span text:style-name="T36">ـــــ </text:span><text:span text:style-name="T35">و </text:span><text:span text:style-name="T36">ـــــ </text:span><text:span text:style-name="T35">می‌توانند پیوند سه‌گانه ایجاد کنند.</text:span></text:p>
      <text:p text:style-name="P63"><text:span text:style-name="T35">نتیجه: </text:span><text:span text:style-name="T42">بیشترین</text:span><text:span text:style-name="T35"> و </text:span><text:span text:style-name="T42">متنوع‌ترین</text:span><text:span text:style-name="T35"> ترکیبات، باید مربوط به گروه </text:span><text:span text:style-name="T36">ـــــ </text:span><text:span text:style-name="T35">باشد:</text:span></text:p>
      <text:p text:style-name="P63"><text:span text:style-name="T35">ـــــ شازنده اصلی مولکول‌های زیستی و ـــــ سازنده اصلی جهان غیرزنده است.</text:span></text:p>
      <text:p text:style-name="P63"><text:span text:style-name="T35">ترکیبات </text:span><text:span text:style-name="T38">کربن</text:span><text:span text:style-name="T35"> از سیلیسیم بسیار ـــــ است چون ← پیوند‌های ـــــ تشکیل می‌دهد ( دلیل: طول پیوند ـــــ )</text:span></text:p>
      <text:p text:style-name="P63"><text:span text:style-name="T35"><text:tab/><text:tab/><text:tab/><text:tab/><text:tab/> ← توانایی تشکیل پیوند ـــــ و ـــــ و ـــــ را نیز دارد. ( شکل ۱۵ و ۱۶ صفحه ۳۱ )</text:span></text:p>
      <text:p text:style-name="P63"><text:span text:style-name="T35">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3"><text:span text:style-name="T35">همچین، کربن‌ها می‌توانند به روش‌های گوناگون به هم متصل شوند و دگرشکل ( آلوتروپ ) های مختلفی مانند ـــــ ، ـــــ و غیره را ایجاد کنند.</text:span></text:p>
      <text:p text:style-name="P76"><text:span text:style-name="T35">یادآوری:تعریف و مقایسه «آلوتروپ، ایزوتوپ، ایزومر»</text:span></text:p>
      <text:p text:style-name="P76"><text:span text:style-name="T35"/></text:p>
      <text:p text:style-name="P77"><text:span text:style-name="T35">آلکان‌ها <text:s/>( C_nH )</text:span></text:p>
      <text:p text:style-name="P64"><text:span text:style-name="T35">دسته‌ای از هیدروکربن‌ها هستند که در آن‌ها، هر اتم کربن با </text:span><text:span text:style-name="T37">ـــــ </text:span><text:span text:style-name="T35">پیوند یگانه به اتم‌های دیگر متصل شده است ( یعنی حتماً با </text:span><text:span text:style-name="T37">ـــــ </text:span><text:span text:style-name="T35">اتم دیگر پیوند دارد. ). </text:span><text:span text:style-name="T37">ـــــ </text:span><text:span text:style-name="T35">( CH_4 ) ساده‌ترین و نخستین عضو خانواده آلکان است. سایر اعضای خانواده، تعداد </text:span><text:span text:style-name="T37">ـــــ </text:span><text:span text:style-name="T35">های بیشتری دارند، که البته اتم‌های </text:span><text:span text:style-name="T37">ـــــ </text:span><text:span text:style-name="T35">آن‌ها نیز بیشتر می‌شود.</text:span></text:p>
      <text:p text:style-name="P64"><text:span text:style-name="T35">( هر اتم کربن به </text:span><text:span text:style-name="T37">ـــــ </text:span><text:span text:style-name="T35">یا </text:span><text:span text:style-name="T37">ـــــ </text:span><text:span text:style-name="T35">اتم کربن در زنجیر کربنی متصل است. )</text:span></text:p>
      <text:p text:style-name="P64"><text:span text:style-name="T35">آلکان‌ها<text:tab/><text:tab/>← </text:span><text:span text:style-name="T37">ـــــ : </text:span><text:span text:style-name="T35">اتم‌های </text:span><text:span text:style-name="T37">ـــــ </text:span><text:span text:style-name="T35">همانند یک </text:span><text:span text:style-name="T37">ـــــ </text:span><text:span text:style-name="T35">به دنبال هم قرار دارند. ( شکل ۱۸ الف)</text:span></text:p>
      <text:p text:style-name="P64"><text:span text:style-name="T35"><text:tab/><text:tab/>← </text:span><text:span text:style-name="T37">ـــــ : </text:span><text:span text:style-name="T35">برخی اتم‌های کربن به شکل شاخه </text:span><text:span text:style-name="T37">ـــــ </text:span><text:span text:style-name="T35">( </text:span><text:span text:style-name="T37">ـــــ </text:span><text:span text:style-name="T35">) به زنجیر اصلی متصل است ( شکل ۱۸ ب )</text:span></text:p>
      <text:p text:style-name="P64"><text:span text:style-name="T35">( برخی اتم‌های کربن به </text:span><text:span text:style-name="T37">ـــــ </text:span><text:span text:style-name="T35">یا </text:span><text:span text:style-name="T37">ـــــ </text:span><text:span text:style-name="T35">اتم کربن در زنجیر متصل هستند. )</text:span></text:p>
      <text:p text:style-name="P78"><text:span text:style-name="T35">پرسش –</text:span><text:span text:style-name="T40"> کوچک‌ترین آلکانی که همه انواع کربن را دارد، چند اتم هیدروژن دارد؟ ( آلکان زنجیری ← حلقوی نباشد )</text:span></text:p>
      <text:p text:style-name="P78"><text:span text:style-name="T40"/></text:p>
      <text:p text:style-name="P78"><text:span text:style-name="T35">مدل پیوند – خط</text:span></text:p>
      <text:p text:style-name="P78"><text:span text:style-name="T35"><text:s/></text:span><text:span text:style-name="T40">در این روش، اتم‌های کربن با نقطه و پیوند بین آن‌ها با خط‌تیره ( پاره خط ) نشان داده می‌شوند.</text:span></text:p>
      <text:p text:style-name="P78"><text:span text:style-name="T40">اتم‌های هیدروژن، و نیز پیوند‌های C-H نشان داده </text:span><text:span text:style-name="T41">ـــــ </text:span><text:span text:style-name="T40">( H متصل به اتم‌های دیگر، نشان داده </text:span><text:span text:style-name="T41">ـــــ </text:span><text:span text:style-name="T40">)</text:span></text:p>
      <text:p text:style-name="P78"><text:span text:style-name="T40">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1">ـــــ .</text:span></text:p>
      <text:p text:style-name="P78"><text:span text:style-name="T41">خ</text:span><text:span text:style-name="T40">وب است بدانیم صفحه ۳۳: فرمول «ساختاری» یا «پیوند – خط» به همراه فرمول مولکولی را برای هر ترکیب نمایش دهید:</text:span></text:p>
      <text:p text:style-name="P78"><text:span text:style-name="T40">الف)<text:tab/><text:tab/><text:tab/>ب)</text:span></text:p>
      <text:p text:style-name="P78"><text:span text:style-name="T40">پ)<text:tab/><text:tab/><text:tab/>ت)</text:span></text:p>
      <text:p text:style-name="P78"><text:span text:style-name="T40">تمرین: با مدل پیوند – خط نمایش دهید:</text:span></text:p>
      <text:p text:style-name="P79"><text:span text:style-name="T40">CH(CH_3) – CH(CH_3)_2</text:span></text:p>
      <text:p text:style-name="P79"><text:span text:style-name="T40">C_3H_7OH</text:span></text:p>
      <text:p text:style-name="P79"><text:span text:style-name="T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6:05:55.187389810</dc:date>
    <meta:editing-duration>P1DT14H15M19S</meta:editing-duration>
    <meta:editing-cycles>55</meta:editing-cycles>
    <meta:generator>LibreOffice/7.5.5.2$Linux_X86_64 LibreOffice_project/50$Build-2</meta:generator>
    <meta:document-statistic meta:table-count="0" meta:image-count="0" meta:object-count="0" meta:page-count="18" meta:paragraph-count="344" meta:word-count="4586" meta:character-count="22633" meta:non-whitespace-character-count="18249"/>
  </office:meta>
</office:document-meta>
</file>